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2" svg:font-family="'VL ゴシック'" style:font-pitch="variable"/>
    <style:font-face style:name="VL ゴシック3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VL ゴシック1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.9cm" svg:height="2.7cm" svg:x="10.5cm" svg:y="17.1cm">
          <text:p text:style-name="P1"><text:span text:style-name="T1">実行バイナリ</text:span><text:span text:style-name="T1">: sm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7.4cm" svg:x="1.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09cm" svg:height="2.7cm" svg:x="12.091cm" svg:y="1.2cm">
          <text:p text:style-name="P1"><text:span text:style-name="T1">Small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1.8cm" svg:y="7.2cm">
          <text:p text:style-name="P1"><text:span text:style-name="T1">profil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1cm" svg:height="2.7cm" svg:x="2.6cm" svg:y="9.6cm">
          <text:p text:style-name="P1"><text:span text:style-name="T1">rts_support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7.2cm" svg:y="7.7cm">
          <text:p text:style-name="P1"><text:span text:style-name="T1">gc_non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8.091cm" svg:y="10cm">
          <text:p text:style-name="P1"><text:span text:style-name="T1">jhc_rts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12.3cm" svg:y="8.1cm">
          <text:p text:style-name="P1"><text:span text:style-name="T1">lib_cbits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13.2cm" svg:y="10.4cm">
          <text:p text:style-name="P1"><text:span text:style-name="T1">stableptr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8cm" svg:height="2.7cm" svg:x="17.4cm" svg:y="8.3cm">
          <text:p text:style-name="P1"><text:span text:style-name="T1">gc_jg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09cm" svg:height="2.7cm" svg:x="18.4cm" svg:y="10.5cm">
          <text:p text:style-name="P1"><text:span text:style-name="T1">con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5.71cm" svg:height="2.7cm" svg:x="22.09cm" svg:y="8.7cm">
          <text:p text:style-name="P1"><text:span text:style-name="T1">main_cod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6.6cm" svg:height="4.048cm" svg:x="11.6cm" svg:y="3.1cm">
          <text:p text:style-name="P1"><text:span text:style-name="T1">A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6.6cm" svg:height="4.048cm" svg:x="11.6cm" svg:y="13.552cm"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ゴシック2" svg:font-family="'VL ゴシック'" style:font-pitch="variable"/>
    <style:font-face style:name="VL ゴシック3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VL ゴシック1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7:24:20.243830571</dc:date>
    <dc:creator>Okabe Kiwamu</dc:creator>
    <meta:editing-duration>PT46M8S</meta:editing-duration>
    <meta:editing-cycles>58</meta:editing-cycles>
    <meta:generator>LibreOffice/4.1.0.4$Linux_X86_64 LibreOffice_project/410m0$Build-4</meta:generator>
    <meta:document-statistic meta:object-count="14"/>
  </office:meta>
</office:document-meta>
</file>